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49in" style:rel-column-width="367*"/>
    </style:style>
    <style:style style:name="Table1.B" style:family="table-column">
      <style:table-column-properties style:column-width="3.2479in" style:rel-column-width="4677*"/>
    </style:style>
    <style:style style:name="Table1.C" style:family="table-column">
      <style:table-column-properties style:column-width="3.6861in" style:rel-column-width="5308*"/>
    </style:style>
    <style:style style:name="Table1.D" style:family="table-column">
      <style:table-column-properties style:column-width="3.3222in" style:rel-column-width="478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13" style:family="paragraph" style:parent-style-name="Standard" style:list-style-name="">
      <style:paragraph-properties style:text-autospace="none"/>
      <style:text-properties style:font-name="Calibri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1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style:style style:name="T7" style:family="text">
      <style:text-properties fo:font-size="11pt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Leandro RESENDE MATTIOLI</text:p>
      <text:p text:style-name="P8">PHASE: EVALUATION SOLUTION<text:span text:style-name="T6">S</text:span></text:p>
      <text:p text:style-name="P9">SEMAINE: 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7">Critères techniques – sol. </text:span><text:span text:style-name="T7">spécifique</text:span>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Pr<text:span text:style-name="T3">ésentation – partie description sol. specifique</text:span></text:p>
          </table:table-cell>
          <table:table-cell table:style-name="Table1.B2" office:value-type="string">
            <text:p text:style-name="P5">2h</text:p>
          </table:table-cell>
          <table:table-cell table:style-name="Table1.D2" office:value-type="string">
            <text:p text:style-name="P5">2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3-11T16:28:42.35</meta:creation-date>
    <meta:editing-cycles>7</meta:editing-cycles>
    <meta:editing-duration>PT00H12M10S</meta:editing-duration>
    <meta:generator>OpenOffice.org/3.2$Win32 OpenOffice.org_project/320m18$Build-9502</meta:generator>
    <meta:initial-creator>Gartu Stefana</meta:initial-creator>
    <dc:date>2011-03-11T19:11:41.98</dc:date>
    <dc:creator>M </dc:creator>
    <meta:document-statistic meta:table-count="1" meta:image-count="0" meta:object-count="0" meta:page-count="1" meta:paragraph-count="18" meta:word-count="42" meta:character-count="278"/>
  </office:meta>
</office:document-meta>
</file>